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73" calcext:value-type="float">
            <text:p>73</text:p>
          </table:table-cell>
          <table:table-cell table:formula="of:=[.D75]-40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 style:data-style-name="N2" text:time-value="12:39:22.922732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0-23T12:39:29.426204274</dc:date>
    <meta:editing-duration>P1DT1H46M32S</meta:editing-duration>
    <meta:editing-cycles>184</meta:editing-cycles>
    <meta:document-statistic meta:table-count="1" meta:cell-count="168" meta:object-count="0"/>
  </office:meta>
</office:document-meta>
</file>